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text-properties style:font-name="Verdana" fo:font-size="12pt" style:font-size-asian="12pt" style:font-size-complex="12pt"/>
    </style:style>
    <style:style style:name="P2"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style:font-name="Verdana" fo:font-size="12pt" officeooo:rsid="000cd990" officeooo:paragraph-rsid="000cd990" style:font-size-asian="12pt" style:font-size-complex="12pt"/>
    </style:style>
    <style:style style:name="P3"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style:font-name="Verdana" fo:font-size="12pt" officeooo:rsid="000998c6" officeooo:paragraph-rsid="00101ce6" style:font-size-asian="12pt" style:font-size-complex="12pt"/>
    </style:style>
    <style:style style:name="P4"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style:font-name="Verdana" fo:font-size="12pt" officeooo:rsid="000841d9" officeooo:paragraph-rsid="000841d9" style:font-size-asian="12pt" style:font-size-complex="12pt"/>
    </style:style>
    <style:style style:name="P5" style:family="paragraph" style:parent-style-name="Text_20_body">
      <style:text-properties style:font-name="Verdana" fo:font-size="12pt" fo:language="el" fo:country="GR" fo:font-style="normal" officeooo:rsid="00101ce6" style:font-name-asian="Times New Roman" style:font-size-asian="12pt" style:language-asian="el" style:country-asian="GR" style:font-style-asian="normal" style:font-name-complex="Times New Roman" style:font-size-complex="12pt" style:font-style-complex="normal"/>
    </style:style>
    <style:style style:name="P6" style:family="paragraph" style:parent-style-name="Text_20_body">
      <style:text-properties style:font-name="Verdana" fo:font-size="12pt" fo:language="el" fo:country="GR" fo:font-style="normal" officeooo:rsid="00101ce6" officeooo:paragraph-rsid="0015f494" style:font-name-asian="Times New Roman" style:font-size-asian="12pt" style:language-asian="el" style:country-asian="GR" style:font-style-asian="normal" style:font-name-complex="Times New Roman" style:font-size-complex="12pt" style:font-style-complex="normal"/>
    </style:style>
    <style:style style:name="P7" style:family="paragraph" style:parent-style-name="Text_20_body">
      <style:text-properties style:font-name="Verdana" fo:font-size="12pt" fo:language="el" fo:country="GR" fo:font-style="normal" officeooo:rsid="0015f494" officeooo:paragraph-rsid="0015f494" style:font-name-asian="Times New Roman" style:font-size-asian="12pt" style:language-asian="el" style:country-asian="GR" style:font-style-asian="normal" style:font-name-complex="Times New Roman" style:font-size-complex="12pt" style:font-style-complex="normal"/>
    </style:style>
    <style:style style:name="T1" style:family="text">
      <style:text-properties fo:language="el" fo:country="GR" fo:font-style="normal" style:font-name-asian="Times New Roman" style:language-asian="el" style:country-asian="GR" style:font-style-asian="normal" style:font-name-complex="Times New Roman" style:font-style-complex="normal"/>
    </style:style>
    <style:style style:name="T2" style:family="text">
      <style:text-properties fo:language="el" fo:country="GR" fo:font-style="normal" officeooo:rsid="0014b00d" style:font-name-asian="Times New Roman" style:language-asian="el" style:country-asian="GR" style:font-style-asian="normal" style:font-name-complex="Times New Roman" style:font-style-complex="normal"/>
    </style:style>
    <style:style style:name="T3" style:family="text">
      <style:text-properties fo:language="el" fo:country="GR" fo:font-style="normal" officeooo:rsid="00091475" style:font-name-asian="Times New Roman" style:language-asian="el" style:country-asian="GR" style:font-style-asian="normal" style:font-name-complex="Times New Roman" style:font-style-complex="normal"/>
    </style:style>
    <style:style style:name="T4" style:family="text">
      <style:text-properties fo:language="el" fo:country="GR" fo:font-style="normal" officeooo:rsid="000d349d" style:font-name-asian="Times New Roman" style:language-asian="el" style:country-asian="GR" style:font-style-asian="normal" style:font-name-complex="Times New Roman" style:font-style-complex="normal"/>
    </style:style>
    <style:style style:name="T5" style:family="text">
      <style:text-properties fo:language="el" fo:country="GR" fo:font-style="normal" officeooo:rsid="000e8111" style:font-name-asian="Times New Roman" style:language-asian="el" style:country-asian="GR" style:font-style-asian="normal" style:font-name-complex="Times New Roman" style:font-style-complex="normal"/>
    </style:style>
    <style:style style:name="T6" style:family="text">
      <style:text-properties fo:language="el" fo:country="GR" fo:font-style="normal" officeooo:rsid="00101ce6" style:font-name-asian="Times New Roman" style:language-asian="el" style:country-asian="GR" style:font-style-asian="normal" style:font-name-complex="Times New Roman" style:font-style-complex="normal"/>
    </style:style>
    <style:style style:name="T7" style:family="text">
      <style:text-properties fo:language="el" fo:country="GR" fo:font-style="normal" officeooo:rsid="00108f50" style:font-name-asian="Times New Roman" style:language-asian="el" style:country-asian="GR" style:font-style-asian="normal" style:font-name-complex="Times New Roman" style:font-style-complex="normal"/>
    </style:style>
    <style:style style:name="T8" style:family="text">
      <style:text-properties officeooo:rsid="001264d4"/>
    </style:style>
    <style:style style:name="T9" style:family="text">
      <style:text-properties officeooo:rsid="00178d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Εισαγωγή</text:p>
      <text:p text:style-name="P1"/>
      <text:p text:style-name="P1"><text:span text:style-name="T1">Η Ελλάδα βρίσκεται σε μία από τις πλέον τεκτονικά ενεργές περιοχές της γης. Πλήθος τεκτονικών αλλά και ηφαιστειακών φαινομένων λαμβάνουν χώρα, με υψηλή συχνότητα </text:span><text:span text:style-name="T2">σε όλη την επικράτεια. Το <text:s/>γεωτεκτονικό υπόβαθρο της περιοχής αποτελεί ακόμη αντικείμενο μελέτης, σημαντικό όχι μόνο τοπικά, αλλά και σε παγκόσμιο επίπεδο, ώστε να γίνουν κατανοητές διεργασίες και φαινόμενα που λαμβάνουν χώρα σε διαφορετικές περιοχές.</text:span></text:p>
      <text:p text:style-name="P4"><text:span text:style-name="T1">Το τεκτονικό υπόβαθρο της Ανατολικής Μεσογείου χαρακτηρίζεται κυρίως από της σύγκλιση σε διεύθυνση Βορρά – Νότου των τεκτονικών πλακών της Ευρασίας και της Αφρικής. <text:s/></text:span><text:span text:style-name="T3">Ωστόσο όλα τα διαφορετικά είδη τεκτονικής δραστηριότητας μπορούν να παρατηρηθούν στον Ελλαδικό Χώρο. </text:span></text:p>
      <text:p text:style-name="P2"><text:span text:style-name="T3">Τ</text:span><text:span text:style-name="T1">α πιο ενδιαφέρον γεωλογικά χαρακτηριστικά που έχουν προέλθει από την επίδραση του συνόλου της τεκτονικής δραστηριότητας στην Ελλάδα είναι η Ελληνική Τάφρος, το Ελληνικό Τόξο </text:span><text:span text:style-name="T4">το οποίο περιλαμβάνει το εξωτερικό ιζηματογενές τόξο και το εσωτερικό ηφαιστειακό τόξο και η Τάφρος του Βορείου Αιγαίου (Papazachos and Papazachou, 1997).</text:span></text:p>
      <text:p text:style-name="P3"><text:span text:style-name="T3">Η </text:span><text:span text:style-name="T1">Ελληνική Ζώνη καταβύθισης (Hellenic Subduction Zone) αποτελεί <text:s/>σημαντικό πεδίο έρευνας σε παγκόσμιο επίπεδο καθώς έχει εξαιρετικά υψηλή αναλογία από μη σεισμική σε σεισμική ολίσθηση (Jackson et. Al,1988). <text:s/></text:span><text:span text:style-name="T4">Στην περιοχή των Ιονίων νήσων, η καταβύθιση μετατρέπεται σε συμπίεση με διεύθυνση Βορρά – Νότου και αποτελεί το βορειοδυτικό άκρο της λιθοσφαιρικής πλάκας του Αιγαίου που ορίζεται από το ρήγμα μετασχηματισμού δεξιόστροφης οριζόντιας ολίσθησης της Κεφαλονιάς (Scordilis et al., 1985). </text:span></text:p>
      <text:p text:style-name="P3"><text:span text:style-name="T5">Συνολικά η </text:span><text:span text:style-name="T6">Ελλάδα</text:span><text:span text:style-name="T5"> χαρακτηρίζεται από έντονη σεισμικότητα και σε μέγεθος και σε συχνότητα σεισμών. </text:span><text:span text:style-name="T6">Αρκετοί ισχυροί σεισμοί έχουν καταγραφεί, πολλοί από τους οποίους έχουν συμβεί κοντά σε πυκνοκατοικημένες περιοχές, με αποτέλεσμα καταστροφές στις υποδομές </text:span><text:span text:style-name="T7">και το φυσικό περιβάλλον</text:span><text:span text:style-name="T6"> αλλά και ανθρώπινα θύματα.</text:span></text:p>
      <text:p text:style-name="P5">Η χώρα μας επίσης διαθέτει ενεργά ηφαίστεια, τα οποία παρουσιάζουν ιδιαίτερο ενδιαφέρον. Μόλις λίγα χρόνια πριν (2011-2012), υπήρξε έντονη ηφαιστειακή δραστηριότητα στην καλντέρα της Σαντορίνης· η νήσος επηρεάστηκε με έντονες, βίαιες μετακινήσεις οι οποίες μέσω δορυφορικών μεθόδων παρακολούθησης αναγνωρίστηκαν ως “φούσκωμα” ολόκληρης της νήσου.</text:p>
      <text:p text:style-name="P5">Τόσο η τεκτονική όσο και η ηφαιστειακή δραστηριότητα, δύναται πλέον να μελετηθεί με χρήση δορυφορικών γεωδαιτικών δεδομένων. Πιο συγκεκριμένα, οι σύγχρονες εξελίξεις στον τομέα των Παγκόσμιων Δορυφορικών Συστημάτων <text:soft-page-break/>Εντοπισμού (Global Navigation Satellite Systems, GNSS), επιτρέπει τη χρήση τους για την παρακολούθηση και εξιχνίαση των κινήσεων του στερεού φλοιού.</text:p>
      <text:p text:style-name="P6">Από τα τέλη της δεκαετίας του 1980, <text:s/>η ανάπτυξη του <text:span text:style-name="T8">συστήματος GPS οδήγησε στην ίδρυση δικτύων σε περιοχές ενδιαφέροντος για την παρακολούθηση παραμορφώσεων. Η ραγδαία εξέλιξη των σύγχρονων συστημάτων GNSS έχει ως αποτέλεσμα την εγκατάσταση πολλών μόνιμων σταθμών σε ολόκληρη σχεδόν τη χώρα. <text:s/>Η εγκατάσταση των μόνιμων σταθμών έδωσε τη δυνατότητα να υπάρχει μεγάλος όγκος συνεχόμενων παρατηρήσεων για μεγαλύτερα χρονικά διαστήματα τα οποία μπορούν να αξιοποιηθούν κάθε φορά και με διαφορετικό τρόπο. </text:span></text:p>
      <text:p text:style-name="P6"><text:span text:style-name="T8">Η ανάλυση των παρατηρήσεων σε ημερήσια βάσης έχει συμβάλει στη μελέτη των τεκτονικών μετατοπίσεων στην περιοχή. Τα εργαστήρια της Ανώτερης Γεωδαισίας και το Κέντρο Δορυφόρων Διονύσου έχουν μεγάλη εμπειρία σε αυτό το πεδίο έρευνας τις τελευταίες δεκαετίες. </text:span></text:p>
      <text:p text:style-name="P6"><text:span text:style-name="T8">Σκοπός της παρούσας πρότασης είναι ο εκσυγχρονισμός και η εξέλιξη της ανάλυσης των γεωδαιτικών δεδομένων GNSS σε χρονικά διαστήματα μικρότερα της ημέρας με αποτελέσματα που θα δίνονται σε πραγματικό ή σχεδόν πραγματικό χρόνο. Ο στόχος είναι η καλύτερη παρακολούθηση και μελέτη βίαιων φαινομένων όπως σεισμοί, κατολισθήσεις, ηφαιστειακές εκρήξεις. Η διερεύνηση των δυνατοτήτων που δίνει μια τέτοια ανάλυση για ένα σύστημα έγκαιρης προειδοποίησης (early warning system). Τέλος τα αποτελέσματα μπορούν να χρησιμοποιηθούν για την παρακολούθηση διεργασιών στην ατμόσφαιρας (τροπόσφαιρα – ιονόσφαιρα).</text:span></text:p>
      <text:p text:style-name="P7">Η ελεύθερη πρόσβαση στα αποτελέσματα της έρευνας από την επιστημονική κοινότητα για <text:span text:style-name="T9">περαιτέρω ανάλυση είναι ένα από τα σημεία κλειδιά της εργασία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7T13:52:15.897708891</meta:creation-date>
    <dc:date>2017-02-08T12:12:08.925778736</dc:date>
    <meta:editing-duration>PT18M28S</meta:editing-duration>
    <meta:editing-cycles>6</meta:editing-cycles>
    <meta:generator>LibreOffice/5.1.4.2$Linux_X86_64 LibreOffice_project/10m0$Build-2</meta:generator>
    <dc:creator>Demitris Anastasiou</dc:creator>
    <meta:document-statistic meta:table-count="0" meta:image-count="0" meta:object-count="0" meta:page-count="2" meta:paragraph-count="12" meta:word-count="554" meta:character-count="4021" meta:non-whitespace-character-count="3466"/>
  </office:meta>
</office:document-meta>
</file>